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Heading_20_2">
      <loext:graphic-properties draw:fill="solid" draw:fill-color="#ffffff"/>
      <style:paragraph-properties fo:margin-top="0in" fo:margin-bottom="0in" style:contextual-spacing="false" fo:line-height="115%" fo:background-color="#ffffff" style:vertical-align="baseline"/>
    </style:style>
    <style:style style:name="P6" style:family="paragraph" style:parent-style-name="Standard">
      <style:paragraph-properties fo:margin-top="0in" fo:margin-bottom="0in" style:contextual-spacing="false" fo:line-height="115%"/>
    </style:style>
    <style:style style:name="P7" style:family="paragraph" style:parent-style-name="Normal_20__28_Web_29_">
      <loext:graphic-properties draw:fill="solid" draw:fill-color="#fbfbfb"/>
      <style:paragraph-properties fo:margin-top="0in" fo:margin-bottom="0in" style:contextual-spacing="false" style:line-height-at-least="0.1772in" fo:background-color="#fbfbfb"/>
    </style:style>
    <style:style style:name="P8" style:family="paragraph" style:parent-style-name="Standard">
      <style:paragraph-properties fo:line-height="100%" fo:text-align="end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6" style:family="paragraph" style:parent-style-name="Heading_20_2">
      <loext:graphic-properties draw:fill="solid" draw:fill-color="#ffffff"/>
      <style:paragraph-properties fo:margin-top="0in" fo:margin-bottom="0in" style:contextual-spacing="false" fo:line-height="115%" fo:background-color="#ffffff" style:vertical-align="baselin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end" style:justify-single-word="false"/>
      <style:text-properties fo:color="#ff0000" loext:opacity="100%" style:font-name="Times New Roman" fo:font-weight="bold" style:font-weight-asian="bold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style:font-size-asian="12pt" style:font-name-complex="Times New Roman1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background-color="#ffffff" style:font-size-asian="12pt" style:font-name-complex="Times New Roman1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weight="bold" fo:background-color="#ffff00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fo:background-color="#ffff00" loext:char-shading-value="0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12pt" fo:language="en" fo:country="US" fo:font-style="italic" fo:font-weight="bold" fo:background-color="#ffff00" loext:char-shading-value="0" style:font-size-asian="12pt" style:font-style-asian="italic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 style:font-weight-complex="bold"/>
    </style:style>
    <style:style style:name="T8" style:family="text">
      <style:text-properties style:font-name="Times New Roman" fo:font-size="12pt" fo:language="en" fo:country="US" fo:background-color="#ffffff" loext:char-shading-value="0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fo:background-color="#ffffff" loext:char-shading-value="0" style:font-size-asian="12pt" style:font-name-complex="Times New Roman1" style:font-size-complex="12pt" loext:padding="0in" loext:border="none" loext:shadow="none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2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13" style:family="text">
      <style:text-properties style:font-name="Times New Roman" fo:font-size="12pt" fo:background-color="#ffffff" loext:char-shading-value="0" style:font-size-asian="12pt" style:font-name-complex="Times New Roman1" style:font-size-complex="12pt" style:font-style-complex="italic"/>
    </style:style>
    <style:style style:name="T14" style:family="text">
      <style:text-properties style:font-name="Times New Roman" fo:font-size="12pt" fo:background-color="#ffffff" loext:char-shading-value="0" style:font-size-asian="12pt" style:font-name-complex="Times New Roman1" style:font-size-complex="10.5pt"/>
    </style:style>
    <style:style style:name="T15" style:family="text">
      <style:text-properties style:font-name="Times New Roman" fo:font-size="12pt" fo:background-color="#fbfbfb" loext:char-shading-value="0" style:font-size-asian="12pt" style:font-name-complex="Times New Roman1" style:font-size-complex="12pt"/>
    </style:style>
    <style:style style:name="T16" style:family="text">
      <style:text-properties style:use-window-font-color="true" loext:opacity="0%" style:font-name="Times New Roman" fo:font-size="12pt" style:font-size-asian="12pt" style:font-name-complex="Times New Roman1" style:font-size-complex="12pt" loext:padding="0in" loext:border="none" loext:shadow="none"/>
    </style:style>
    <style:style style:name="T17" style:family="text">
      <style:text-properties style:use-window-font-color="true" loext:opacity="0%" style:font-name="Times New Roman" fo:font-size="12pt" fo:language="en" fo:country="US" style:font-size-asian="12pt" style:font-name-complex="Times New Roman1" style:font-size-complex="12pt" loext:padding="0in" loext:border="none" loext:shadow="none"/>
    </style:style>
    <style:style style:name="T18" style:family="text">
      <style:text-properties loext:padding="0in" loext:border="none" loext:shadow="none"/>
    </style:style>
    <style:style style:name="T19" style:family="text">
      <style:text-properties fo:language="en" fo:country="US" loext:padding="0in" loext:border="none" loext:shadow="none"/>
    </style:style>
    <style:style style:name="T20" style:family="text">
      <style:text-properties style:font-size-complex="10pt"/>
    </style:style>
    <style:style style:name="T21" style:family="text">
      <style:text-properties fo:color="#000000" loext:opacity="100%" style:font-name="Times New Roman" fo:font-size="12pt" fo:language="en" fo:country="US" fo:background-color="#ffffff" loext:char-shading-value="0" style:font-size-asian="12pt" style:font-name-complex="Times New Roman1" style:font-size-complex="12pt"/>
    </style:style>
    <style:style style:name="T22" style:family="text">
      <style:text-properties fo:color="#000000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23" style:family="text">
      <style:text-properties fo:font-size="12pt" fo:language="en" fo:country="US" fo:font-weight="normal" style:font-size-asian="12pt" style:font-weight-asian="normal" style:font-size-complex="12pt" loext:padding="0in" loext:border="none" loext:shadow="none"/>
    </style:style>
    <style:style style:name="T2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style:font-size-asian="12pt" style:font-weight-asian="normal" style:font-size-complex="12pt" loext:padding="0in" loext:border="none" loext:shadow="none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fo:background-color="#ffffff" loext:char-shading-value="0" style:font-name-asian="Calibri1" style:font-size-asian="12pt" style:language-asian="en" style:country-asian="US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Весна</text:span><text:span text:style-name="T2"> 2023-2024</text:span></text:p>
      <text:p text:style-name="P17">Базовый уровень</text:p>
      <text:p text:style-name="P8"><text:bookmark text:name="_GoBack"/></text:p>
      <text:p text:style-name="P3"><text:span text:style-name="T2">Vocabulary </text:span><text:span text:style-name="T4">ADVERTISING</text:span></text:p>
      <text:p text:style-name="P10"/>
      <text:p text:style-name="P18">BASIC VOCABULARY (B 1)</text:p>
      <text:p text:style-name="P9">1. What makes a good advert?</text:p>
      <text:p text:style-name="P12">1) to advertise – рекламировать</text:p>
      <text:p text:style-name="P12">2) an advertisement / advert / ad <text:s/>– рекламное объявление</text:p>
      <text:p text:style-name="P4"><text:span text:style-name="T10">3) </text:span><text:span text:style-name="T6">an</text:span><text:span text:style-name="T10"> </text:span><text:span text:style-name="T6">advertiser</text:span><text:span text:style-name="T10"> – рекламодатель</text:span></text:p>
      <text:p text:style-name="P4"><text:span text:style-name="T10">4) </text:span><text:span text:style-name="T6">advertising</text:span><text:span text:style-name="T10"> –рекламная деятельность, рекламирование</text:span></text:p>
      <text:p text:style-name="P12">5) an advertising agency – рекламное агентство</text:p>
      <text:p text:style-name="P12">6) an advertising campaign – рекламная кампания</text:p>
      <text:p text:style-name="P4"><text:span text:style-name="T6">7) an advertising executive –</text:span><text:span text:style-name="T10">директор</text:span><text:span text:style-name="T6"> </text:span><text:span text:style-name="T10">по</text:span><text:span text:style-name="T6"> </text:span><text:span text:style-name="T10">рекламе</text:span></text:p>
      <text:p text:style-name="P4"><text:span text:style-name="T6">8) an advertising manager – </text:span><text:span text:style-name="T10">менеджер</text:span><text:span text:style-name="T6"> </text:span><text:span text:style-name="T10">по</text:span><text:span text:style-name="T6"> </text:span><text:span text:style-name="T10">рекламе</text:span></text:p>
      <text:p text:style-name="P4"><text:span text:style-name="T10">9) </text:span><text:span text:style-name="T6">an</text:span><text:span text:style-name="T10"> </text:span><text:span text:style-name="T6">image</text:span><text:span text:style-name="T10"> - изображение</text:span></text:p>
      <text:p text:style-name="P4"><text:span text:style-name="T10">10) </text:span><text:span text:style-name="T6">a</text:span><text:span text:style-name="T10"> </text:span><text:span text:style-name="T6">jingle</text:span><text:span text:style-name="T10"> – мелодия для рекламного ролика</text:span></text:p>
      <text:p text:style-name="P12"/>
      <text:p text:style-name="P4"><text:span text:style-name="T6">11) a logo –</text:span><text:span text:style-name="T10">логотип</text:span></text:p>
      <text:p text:style-name="P4"><text:span text:style-name="T6">12) a slogan –</text:span><text:span text:style-name="T10">слоган</text:span></text:p>
      <text:p text:style-name="P4"><text:span text:style-name="T10">13) </text:span><text:span text:style-name="T6">to</text:span><text:span text:style-name="T10"> </text:span><text:span text:style-name="T6">encourage</text:span><text:span text:style-name="T10"> </text:span><text:span text:style-name="T6">smth</text:span><text:span text:style-name="T10"> –поощрять что-либо, стимулировать, способствовать</text:span></text:p>
      <text:p text:style-name="P4"><text:span text:style-name="T10">14) </text:span><text:span text:style-name="T6">to</text:span><text:span text:style-name="T10"> </text:span><text:span text:style-name="T6">endorse</text:span><text:span text:style-name="T10"> – рекомендовать, одобрять</text:span></text:p>
      <text:p text:style-name="P4"><text:span text:style-name="T6">15) to promote – </text:span><text:span text:style-name="T10">продвигать</text:span><text:span text:style-name="T6">, </text:span><text:span text:style-name="T10">рекламировать</text:span></text:p>
      <text:p text:style-name="P4"><text:span text:style-name="T6">16) a banner –</text:span><text:span text:style-name="T10">баннер</text:span></text:p>
      <text:p text:style-name="P4"><text:span text:style-name="T6">17) a billboard –</text:span><text:span text:style-name="T10">рекламный</text:span><text:span text:style-name="T6"> </text:span><text:span text:style-name="T10">щит</text:span></text:p>
      <text:p text:style-name="P4"><text:span text:style-name="T10">18) </text:span><text:span text:style-name="T6">a</text:span><text:span text:style-name="T10"> </text:span><text:span text:style-name="T6">brochure</text:span><text:span text:style-name="T10"> – брошюра</text:span></text:p>
      <text:p text:style-name="P4"><text:span text:style-name="T10">19) </text:span><text:span text:style-name="T6">endorsement</text:span><text:span text:style-name="T10"> – рекламирование товара известным человеком</text:span></text:p>
      <text:p text:style-name="P4"><text:span text:style-name="T10">20) </text:span><text:span text:style-name="T6">a</text:span><text:span text:style-name="T10"> </text:span><text:span text:style-name="T6">flyer</text:span><text:span text:style-name="T10"> – рекламная листовка</text:span></text:p>
      <text:p text:style-name="P14"/>
      <text:p text:style-name="P4"><text:span text:style-name="T10">21) </text:span><text:span text:style-name="T6">a</text:span><text:span text:style-name="T10"> </text:span><text:span text:style-name="T6">handbill</text:span><text:span text:style-name="T10"> – рекламная листовка</text:span></text:p>
      <text:p text:style-name="P4"><text:span text:style-name="T10">22) </text:span><text:span text:style-name="T6">a</text:span><text:span text:style-name="T10"> </text:span><text:span text:style-name="T6">magazine</text:span><text:span text:style-name="T10"> / </text:span><text:span text:style-name="T6">newspaper</text:span><text:span text:style-name="T10"> </text:span><text:span text:style-name="T6">advertisement</text:span><text:span text:style-name="T10"> –рекламное объявление в журнале /газете</text:span></text:p>
      <text:p text:style-name="P4"><text:span text:style-name="T10">23) </text:span><text:span text:style-name="T6">a</text:span><text:span text:style-name="T10"> </text:span><text:span text:style-name="T6">mail</text:span><text:span text:style-name="T10"> </text:span><text:span text:style-name="T6">order</text:span><text:span text:style-name="T10"> </text:span><text:span text:style-name="T6">catalogue</text:span><text:span text:style-name="T10">–</text:span><text:span text:style-name="w"><text:span text:style-name="T13">каталог</text:span></text:span><text:span text:style-name="Emphasis"><text:span text:style-name="T12"> </text:span></text:span><text:span text:style-name="w"><text:span text:style-name="T13">товаров</text:span></text:span><text:span text:style-name="Emphasis"><text:span text:style-name="T12">, </text:span></text:span><text:span text:style-name="w"><text:span text:style-name="T13">которые</text:span></text:span><text:span text:style-name="Emphasis"><text:span text:style-name="T12"> </text:span></text:span><text:span text:style-name="w"><text:span text:style-name="T13">можно</text:span></text:span><text:span text:style-name="Emphasis"><text:span text:style-name="T12"> </text:span></text:span><text:span text:style-name="w"><text:span text:style-name="T13">заказать</text:span></text:span><text:span text:style-name="Emphasis"><text:span text:style-name="T12"> </text:span></text:span><text:span text:style-name="w"><text:span text:style-name="T13">по</text:span></text:span><text:span text:style-name="Emphasis"><text:span text:style-name="T12"> </text:span></text:span><text:span text:style-name="w"><text:span text:style-name="T13">почте</text:span></text:span></text:p>
      <text:p text:style-name="P4"><text:span text:style-name="T10">24) </text:span><text:span text:style-name="T6">a</text:span><text:span text:style-name="T10"> </text:span><text:span text:style-name="T6">pop</text:span><text:span text:style-name="T10">-</text:span><text:span text:style-name="T6">up</text:span><text:span text:style-name="T10"> – всплывающее окно на экране (монитора)</text:span></text:p>
      <text:p text:style-name="P4"><text:span text:style-name="T10">25) </text:span><text:span text:style-name="T6">a</text:span><text:span text:style-name="T10"> </text:span><text:span text:style-name="T6">poster</text:span><text:span text:style-name="T10"> – плакат, постер</text:span></text:p>
      <text:p text:style-name="P4"><text:span text:style-name="T10">26) </text:span><text:span text:style-name="T6">product</text:span><text:span text:style-name="T10"> </text:span><text:span text:style-name="T6">placement</text:span><text:span text:style-name="T10"> – скрытая реклама продукта (обычно в фильмах)</text:span></text:p>
      <text:p text:style-name="P4"><text:span text:style-name="T10">27) </text:span><text:span text:style-name="T6">a</text:span><text:span text:style-name="T10"> </text:span><text:span text:style-name="T6">sandwich</text:span><text:span text:style-name="T10"> </text:span><text:span text:style-name="T6">board</text:span><text:span text:style-name="T10"> –</text:span><text:span text:style-name="w"><text:span text:style-name="T12">рекламные</text:span></text:span><text:span text:style-name="T12"> </text:span><text:span text:style-name="w"><text:span text:style-name="T12">щиты</text:span></text:span><text:span text:style-name="T12">, </text:span><text:span text:style-name="w"><text:span text:style-name="T12">прикрепляемые</text:span></text:span><text:span text:style-name="T12"> </text:span><text:span text:style-name="w"><text:span text:style-name="T12">спереди</text:span></text:span><text:span text:style-name="T12"> </text:span><text:span text:style-name="w"><text:span text:style-name="T12">и</text:span></text:span><text:span text:style-name="T12"> </text:span><text:span text:style-name="w"><text:span text:style-name="T12">сзади</text:span></text:span><text:span text:style-name="T12"> </text:span><text:span text:style-name="w"><text:span text:style-name="T12">к</text:span></text:span><text:span text:style-name="T12"> </text:span><text:span text:style-name="w"><text:span text:style-name="T12">несуще</text:span></text:span><text:span text:style-name="T12">му их </text:span></text:p>
      <text:p text:style-name="P24">человеку</text:p>
      <text:p text:style-name="P4"><text:span text:style-name="T10">28) </text:span><text:span text:style-name="T6">sky</text:span><text:span text:style-name="T10">-</text:span><text:span text:style-name="T6">writing</text:span><text:span text:style-name="T10"> – </text:span><text:span text:style-name="w"><text:span text:style-name="T12">надпись</text:span></text:span><text:span text:style-name="T12">, </text:span><text:span text:style-name="w"><text:span text:style-name="T12">вычерчиваемая</text:span></text:span><text:span text:style-name="T12"> </text:span><text:span text:style-name="w"><text:span text:style-name="T12">в</text:span></text:span><text:span text:style-name="T12"> </text:span><text:span text:style-name="w"><text:span text:style-name="T12">воздухе</text:span></text:span><text:span text:style-name="T12"> </text:span><text:span text:style-name="w"><text:span text:style-name="T12">самолетом</text:span></text:span><text:span text:style-name="T12">; </text:span><text:span text:style-name="w"><text:span text:style-name="T12">воздушная</text:span></text:span><text:span text:style-name="T12"> </text:span><text:span text:style-name="w"><text:span text:style-name="T12">реклама</text:span></text:span></text:p>
      <text:p text:style-name="P4"><text:span text:style-name="T10">29) </text:span><text:span text:style-name="T6">sponsorship</text:span><text:span text:style-name="T10"> – </text:span><text:span text:style-name="T15">спонсорская поддержка</text:span></text:p>
      <text:p text:style-name="P4"><text:span text:style-name="T10">30) </text:span><text:span text:style-name="T6">a</text:span><text:span text:style-name="T10"> </text:span><text:span text:style-name="T6">TV</text:span><text:span text:style-name="T10"> / </text:span><text:span text:style-name="T6">radio</text:span><text:span text:style-name="T10"> </text:span><text:span text:style-name="T6">commercial</text:span><text:span text:style-name="T10"> – рекламный ролик на телевидении / радио</text:span></text:p>
      <text:p text:style-name="P14"/>
      <text:p text:style-name="P11">Advertising adjectives</text:p>
      <text:p text:style-name="P4"><text:span text:style-name="T6">31) attention-grabbing – </text:span><text:span text:style-name="T10">привлекающий</text:span><text:span text:style-name="T6"> </text:span><text:span text:style-name="T10">внимание</text:span></text:p>
      <text:p text:style-name="P4"><text:span text:style-name="T10">32) </text:span><text:span text:style-name="T6">catchy</text:span><text:span text:style-name="T10"> - <text:s/>запоминающийся</text:span></text:p>
      <text:p text:style-name="P4"><text:span text:style-name="T10">33) </text:span><text:span text:style-name="T6">dull</text:span><text:span text:style-name="T10">– скучный, унылый</text:span></text:p>
      <text:p text:style-name="P4"><text:span text:style-name="T10">34) </text:span><text:span text:style-name="T6">effective</text:span><text:span text:style-name="T10">– эффективный, результативный</text:span></text:p>
      <text:p text:style-name="P4"><text:span text:style-name="T10">35) </text:span><text:span text:style-name="T6">exotic</text:span><text:span text:style-name="T10">–экзотический, необычный</text:span></text:p>
      <text:p text:style-name="P4"><text:span text:style-name="T10">36) </text:span><text:span text:style-name="T6">eye</text:span><text:span text:style-name="T10">-</text:span><text:span text:style-name="T6">catching</text:span><text:span text:style-name="T10"> - </text:span><text:span text:style-name="w"><text:span text:style-name="T14">привлекающий</text:span></text:span><text:span text:style-name="T14"> </text:span><text:span text:style-name="w"><text:span text:style-name="T14">внимание, бросающийся</text:span></text:span><text:span text:style-name="T14"> </text:span><text:span text:style-name="w"><text:span text:style-name="T14">в</text:span></text:span><text:span text:style-name="T14"> </text:span><text:span text:style-name="w"><text:span text:style-name="T14">глаза</text:span></text:span></text:p>
      <text:h text:style-name="P1" text:outline-level="1"><text:span text:style-name="T16">37) </text:span><text:span text:style-name="T17">humorous</text:span><text:span text:style-name="T16"> – юмористический, шуточный </text:span></text:h>
      <text:p text:style-name="P7"><text:span text:style-name="T18">38) </text:span><text:span text:style-name="T19">imaginative</text:span><text:span text:style-name="T18">–</text:span><text:span text:style-name="T20">воображаемый</text:span></text:p>
      <text:p text:style-name="P4"><text:span text:style-name="T10">39) </text:span><text:span text:style-name="T6">intriguing</text:span><text:span text:style-name="T10">– интригующий, захватывающий</text:span></text:p>
      <text:p text:style-name="P4"><text:soft-page-break/><text:span text:style-name="T10">40) </text:span><text:span text:style-name="T6">irritating</text:span><text:span text:style-name="T10"> — раздражающий</text:span></text:p>
      <text:p text:style-name="P4"><text:span text:style-name="T10"/></text:p>
      <text:p text:style-name="P4"><text:span text:style-name="T10">41) </text:span><text:span text:style-name="T6">misleading</text:span><text:span text:style-name="T10"> – вводящий в заблуждение</text:span></text:p>
      <text:p text:style-name="P4"><text:span text:style-name="T10">42) </text:span><text:span text:style-name="T6">noticeable</text:span><text:span text:style-name="T10"> - заметный</text:span></text:p>
      <text:p text:style-name="P4"><text:span text:style-name="T10">43) </text:span><text:span text:style-name="T6">original</text:span><text:span text:style-name="T10"> – оригинальный</text:span></text:p>
      <text:p text:style-name="P4"><text:span text:style-name="T10">44) </text:span><text:span text:style-name="T6">persuasive</text:span><text:span text:style-name="T10"> – убедительный</text:span></text:p>
      <text:p text:style-name="P4"><text:span text:style-name="T10">45) </text:span><text:span text:style-name="T6">powerful</text:span><text:span text:style-name="T10"> – мощный, убедительный</text:span></text:p>
      <text:p text:style-name="P4"><text:span text:style-name="T10">46) </text:span><text:span text:style-name="T6">recognisable</text:span><text:span text:style-name="T10"> – узнаваемый</text:span></text:p>
      <text:p text:style-name="P4"><text:span text:style-name="T10">47) </text:span><text:span text:style-name="T6">romantic</text:span><text:span text:style-name="T10"> – романтический, романтичный</text:span></text:p>
      <text:p text:style-name="P4"><text:span text:style-name="T10">48) </text:span><text:span text:style-name="T6">shocking</text:span><text:span text:style-name="T10"> – шокирующий, потрясающий</text:span></text:p>
      <text:p text:style-name="P4"><text:span text:style-name="T10">49) </text:span><text:span text:style-name="T6">sophisticated</text:span><text:span text:style-name="T10"> – утонченный, изысканный; замысловатый</text:span></text:p>
      <text:p text:style-name="P4"><text:span text:style-name="T10">50) </text:span><text:span text:style-name="T6">witty</text:span><text:span text:style-name="T10"> -остроумный</text:span></text:p>
      <text:p text:style-name="P14"/>
      <text:p text:style-name="P9">Collocations</text:p>
      <text:p text:style-name="P4"><text:span text:style-name="T6">51)to advertise a product/ a service– рекламировать </text:span><text:span text:style-name="T10">продукт</text:span><text:span text:style-name="T6">/</text:span><text:span text:style-name="T10">услугу</text:span></text:p>
      <text:p text:style-name="P4"><text:span text:style-name="T6">52) to attract one’s attention easily – </text:span><text:span text:style-name="T10">легко</text:span><text:span text:style-name="T6"> </text:span><text:span text:style-name="T10">привлечь</text:span><text:span text:style-name="T6"> </text:span><text:span text:style-name="T10">чье</text:span><text:span text:style-name="T6">-</text:span><text:span text:style-name="T10">то</text:span><text:span text:style-name="T6"> </text:span><text:span text:style-name="T10">внимание</text:span></text:p>
      <text:p text:style-name="P4"><text:span text:style-name="T6">53) to be focused on the product/service – </text:span><text:span text:style-name="T10">быть</text:span><text:span text:style-name="T6"> </text:span><text:span text:style-name="T10">сосредоточенным</text:span><text:span text:style-name="T6"> </text:span><text:span text:style-name="T10">на</text:span><text:span text:style-name="T6"> </text:span><text:span text:style-name="T10">продукте</text:span><text:span text:style-name="T6">/</text:span><text:span text:style-name="T10">услуге</text:span></text:p>
      <text:p text:style-name="P4"><text:span text:style-name="T10">54) </text:span><text:span text:style-name="T6">to</text:span><text:span text:style-name="T10"> </text:span><text:span text:style-name="T6">be</text:span><text:span text:style-name="T10"> </text:span><text:span text:style-name="T6">purely</text:span><text:span text:style-name="T10"> </text:span><text:span text:style-name="T6">informative</text:span><text:span text:style-name="T10"> – быть исключительно информативным</text:span></text:p>
      <text:p text:style-name="P12">55) to be the key to good advertising –быть ключом к хорошей рекламе</text:p>
      <text:p text:style-name="P12">56) to be the most important aspect of advertising –быть самым важным аспектом рекламы</text:p>
      <text:p text:style-name="P4"><text:span text:style-name="T6">57) to become irritating – </text:span><text:span text:style-name="T10">становиться</text:span><text:span text:style-name="T6"> </text:span><text:span text:style-name="T10">раздражающим</text:span></text:p>
      <text:p text:style-name="P4"><text:span text:style-name="T6">58) to escape from reality – </text:span><text:span text:style-name="T10">бежать</text:span><text:span text:style-name="T6"> </text:span><text:span text:style-name="T10">от</text:span><text:span text:style-name="T6"> </text:span><text:span text:style-name="T10">реальности</text:span></text:p>
      <text:p text:style-name="P4"><text:span text:style-name="T6">59) to give financial support in order to get publicity – </text:span><text:span text:style-name="T10">оказывать</text:span><text:span text:style-name="T6"> </text:span><text:span text:style-name="T10">финансовую</text:span><text:span text:style-name="T6"> </text:span><text:span text:style-name="T10">поддержку</text:span><text:span text:style-name="T6"> </text:span><text:span text:style-name="T10">для</text:span><text:span text:style-name="T6"> </text:span></text:p>
      <text:p text:style-name="P14">того, чтобы приобрести известность</text:p>
      <text:p text:style-name="P4"><text:span text:style-name="T6">60) to have an instantly recognisable logo – </text:span><text:span text:style-name="T10">иметь</text:span><text:span text:style-name="T6"> </text:span><text:span text:style-name="T10">мгновенно</text:span><text:span text:style-name="T6"> </text:span><text:span text:style-name="T10">узнаваемый</text:span><text:span text:style-name="T6"> </text:span><text:span text:style-name="T10">логотип</text:span></text:p>
      <text:p text:style-name="P4"><text:span text:style-name="T10"/></text:p>
      <text:p text:style-name="P12">61) to identify the symbol with the company –идентифицировать символ с компанией</text:p>
      <text:p text:style-name="P4"><text:span text:style-name="T6">62) to motivate smb to go and buy a product –мотивировать </text:span><text:span text:style-name="T10">кого</text:span><text:span text:style-name="T6">-</text:span><text:span text:style-name="T10">либо</text:span><text:span text:style-name="T6"> пойти и купить товар</text:span></text:p>
      <text:p text:style-name="P4"><text:span text:style-name="T6">63) to reflect everyday life – </text:span><text:span text:style-name="T10">отражать</text:span><text:span text:style-name="T6"> </text:span><text:span text:style-name="T10">повседневную</text:span><text:span text:style-name="T6"> </text:span><text:span text:style-name="T10">жизнь</text:span></text:p>
      <text:p text:style-name="P4"><text:span text:style-name="T6">64) to see something original and creative – </text:span><text:span text:style-name="T10">увидеть</text:span><text:span text:style-name="T6"> </text:span><text:span text:style-name="T10">что</text:span><text:span text:style-name="T6">-</text:span><text:span text:style-name="T10">то</text:span><text:span text:style-name="T6"> </text:span><text:span text:style-name="T10">оригинальное</text:span><text:span text:style-name="T6"> </text:span><text:span text:style-name="T10">и</text:span><text:span text:style-name="T6"> </text:span><text:span text:style-name="T10">творческое</text:span></text:p>
      <text:p text:style-name="P4"><text:span text:style-name="T6">65) to be set in an exotic location –</text:span><text:span text:style-name="T10">располагаться</text:span><text:span text:style-name="T6">/</text:span><text:span text:style-name="T10">находиться</text:span><text:span text:style-name="T6"> </text:span><text:span text:style-name="T10">в</text:span><text:span text:style-name="T6"> </text:span><text:span text:style-name="T10">экзотическом</text:span><text:span text:style-name="T6"> </text:span><text:span text:style-name="T10">месте</text:span></text:p>
      <text:p text:style-name="P4"><text:span text:style-name="T6">66) to take away the ordinariness of everyday life – </text:span><text:span text:style-name="T10">избавить</text:span><text:span text:style-name="T6"> </text:span><text:span text:style-name="T10">от</text:span><text:span text:style-name="T6"> </text:span><text:span text:style-name="T10">обыденности</text:span><text:span text:style-name="T6"> </text:span><text:span text:style-name="T10">повседневной</text:span></text:p>
      <text:p text:style-name="P14">жизни</text:p>
      <text:p text:style-name="P4"><text:span text:style-name="T6">67) to take smb to somewhere exotic or romantic – </text:span><text:span text:style-name="T10">перенести</text:span><text:span text:style-name="T6"> </text:span><text:span text:style-name="T10">кого</text:span><text:span text:style-name="T6">-</text:span><text:span text:style-name="T10">то</text:span><text:span text:style-name="T6"> </text:span><text:span text:style-name="T10">в</text:span><text:span text:style-name="T6"> </text:span><text:span text:style-name="T10">какое</text:span><text:span text:style-name="T6">-</text:span><text:span text:style-name="T10">нибудь</text:span><text:span text:style-name="T6"> </text:span></text:p>
      <text:p text:style-name="P4"><text:span text:style-name="T10">экзотическое</text:span><text:span text:style-name="T6"> </text:span><text:span text:style-name="T10">или</text:span><text:span text:style-name="T6"> </text:span><text:span text:style-name="T10">романтичное</text:span><text:span text:style-name="T6"> </text:span><text:span text:style-name="T10">место</text:span></text:p>
      <text:p text:style-name="P4"><text:span text:style-name="T6">68) to tell inspirational tales – </text:span><text:span text:style-name="T10">рассказывать</text:span><text:span text:style-name="T6"> </text:span><text:span text:style-name="T10">вдохновляющие</text:span><text:span text:style-name="T6"> </text:span><text:span text:style-name="T10">истории</text:span></text:p>
      <text:p text:style-name="P4"><text:span text:style-name="T6">69) to use completely new and different ideas – использ</text:span><text:span text:style-name="T10">овать</text:span><text:span text:style-name="T6"> совершенно новые, другие идеи</text:span></text:p>
      <text:p text:style-name="P4"><text:span text:style-name="T6">70) to make/get smb interested (in smth) – </text:span><text:span text:style-name="T10">заинтересовать</text:span><text:span text:style-name="T6"> </text:span><text:span text:style-name="T10">кого</text:span><text:span text:style-name="T6">-</text:span><text:span text:style-name="T10">либо</text:span></text:p>
      <text:p text:style-name="P4"><text:span text:style-name="T10">71) </text:span><text:span text:style-name="T6">to</text:span><text:span text:style-name="T10"> </text:span><text:span text:style-name="T6">make</text:span><text:span text:style-name="T10"> </text:span><text:span text:style-name="T6">smb</text:span><text:span text:style-name="T10"> </text:span><text:span text:style-name="T6">want</text:span><text:span text:style-name="T10"> </text:span><text:span text:style-name="T6">the</text:span><text:span text:style-name="T10"> </text:span><text:span text:style-name="T6">product</text:span><text:span text:style-name="T10"> – пробудить желание приобрести продукт</text:span></text:p>
      <text:p text:style-name="P14"/>
      <text:p text:style-name="P14"/>
      <text:p text:style-name="P9">2. Manipulating images </text:p>
      <text:p text:style-name="P11">Words with a similar meaning (connected to change)</text:p>
      <text:p text:style-name="P4"><text:span text:style-name="T6">72) to airbrush - </text:span><text:span text:style-name="T10">ретушировать</text:span></text:p>
      <text:p text:style-name="P4"><text:span text:style-name="T6">73) to alter –</text:span><text:span text:style-name="T10">изменять</text:span><text:span text:style-name="T6">(</text:span><text:span text:style-name="T10">ся</text:span><text:span text:style-name="T6">)</text:span></text:p>
      <text:p text:style-name="P4"><text:span text:style-name="T6">74) to distort - </text:span><text:span text:style-name="T10">искажать</text:span></text:p>
      <text:p text:style-name="P4"><text:span text:style-name="T6">75) to enhance –</text:span><text:span text:style-name="T10">улучшать</text:span></text:p>
      <text:p text:style-name="P4"><text:span text:style-name="T6">76) to exaggerate - </text:span><text:span text:style-name="T10">преувеличивать</text:span></text:p>
      <text:p text:style-name="P4"><text:span text:style-name="T10">77) </text:span><text:span text:style-name="T6">to</text:span><text:span text:style-name="T10"> </text:span><text:span text:style-name="T6">manipulate</text:span><text:span text:style-name="T10">- обрабатывать, редактировать (изображение)</text:span></text:p>
      <text:p text:style-name="P4"><text:span text:style-name="T10">78) </text:span><text:span text:style-name="T6">to</text:span><text:span text:style-name="T10"> </text:span><text:span text:style-name="T6">photoshop</text:span><text:span text:style-name="T10">–изменять цифровое изображение, используя компьютерную программу </text:span></text:p>
      <text:p text:style-name="P12">Photoshop</text:p>
      <text:p text:style-name="P4"><text:span text:style-name="T6">79) to retouch - </text:span><text:span text:style-name="T10">ретушировать</text:span></text:p>
      <text:p text:style-name="P11"><text:soft-page-break/></text:p>
      <text:p text:style-name="P9">Collocations</text:p>
      <text:p text:style-name="P4"><text:span text:style-name="T6">80) to be acceptable – </text:span><text:span text:style-name="T10">быть</text:span><text:span text:style-name="T6"> </text:span><text:span text:style-name="T10">приемлемым</text:span></text:p>
      <text:p text:style-name="P4"><text:span text:style-name="T10">81) </text:span><text:span text:style-name="T6">to</text:span><text:span text:style-name="T10"> </text:span><text:span text:style-name="T6">be</text:span><text:span text:style-name="T10"> </text:span><text:span text:style-name="T6">digitally</text:span><text:span text:style-name="T10"> </text:span><text:span text:style-name="T6">retouched</text:span><text:span text:style-name="T10"> –быть отретушированным в цифровом виде</text:span></text:p>
      <text:p text:style-name="P4"><text:span text:style-name="T10">82) </text:span><text:span text:style-name="T6">to</text:span><text:span text:style-name="T10"> </text:span><text:span text:style-name="T6">be</text:span><text:span text:style-name="T10"> </text:span><text:span text:style-name="T6">well</text:span><text:span text:style-name="T10"> </text:span><text:span text:style-name="T6">aware</text:span><text:span text:style-name="T10"> </text:span><text:span text:style-name="T6">of</text:span><text:span text:style-name="T10"> </text:span><text:span text:style-name="T6">smth</text:span><text:span text:style-name="T10"> – быть хорошо осведомленным о чем-то</text:span></text:p>
      <text:p text:style-name="P4"><text:span text:style-name="T10">83) </text:span><text:span text:style-name="T6">to</text:span><text:span text:style-name="T10"> </text:span><text:span text:style-name="T6">become</text:span><text:span text:style-name="T10"> </text:span><text:span text:style-name="T6">increasingly</text:span><text:span text:style-name="T10"> </text:span><text:span text:style-name="T6">common</text:span><text:span text:style-name="T10"> – становиться все более распространенным</text:span></text:p>
      <text:p text:style-name="P12">84) to cause a great deal of controversy – вызывать много споров</text:p>
      <text:p text:style-name="P4"><text:span text:style-name="T6">85) to come out in defence of smth – выступить в защиту </text:span><text:span text:style-name="T10">чего</text:span><text:span text:style-name="T6">-</text:span><text:span text:style-name="T10">то</text:span></text:p>
      <text:p text:style-name="P12">86) to design a website – создать веб-сайт</text:p>
      <text:p text:style-name="P4"><text:span text:style-name="T6">87) to make someone look more physically perfect – </text:span><text:span text:style-name="T10">заставить</text:span><text:span text:style-name="T6"> </text:span><text:span text:style-name="T10">кого</text:span><text:span text:style-name="T6">-</text:span><text:span text:style-name="T10">то</text:span><text:span text:style-name="T6"> </text:span><text:span text:style-name="T10">выглядеть</text:span><text:span text:style-name="T6"> </text:span><text:span text:style-name="T10">более</text:span><text:span text:style-name="T6"> </text:span></text:p>
      <text:p text:style-name="P14">физически совершенным</text:p>
      <text:p text:style-name="P4"><text:span text:style-name="T6">88) to produce / consume images – </text:span><text:span text:style-name="T10">создавать</text:span><text:span text:style-name="T6"> / </text:span><text:span text:style-name="T10">потреблять</text:span><text:span text:style-name="T6"> </text:span><text:span text:style-name="T10">изображения</text:span></text:p>
      <text:p text:style-name="P4"><text:span text:style-name="T6">89) to promote an unrealistic and distorted image –</text:span><text:span text:style-name="T10">продвигать</text:span><text:span text:style-name="T6"> </text:span><text:span text:style-name="T10">нереалистичный</text:span><text:span text:style-name="T6"> </text:span><text:span text:style-name="T10">и</text:span></text:p>
      <text:p text:style-name="P14">искаженный образ</text:p>
      <text:p text:style-name="P4"><text:span text:style-name="T10">90) </text:span><text:span text:style-name="T6">to</text:span><text:span text:style-name="T10"> </text:span><text:span text:style-name="T6">use</text:span><text:span text:style-name="T10"> </text:span><text:span text:style-name="T6">critical</text:span><text:span text:style-name="T10"> </text:span><text:span text:style-name="T6">skills</text:span><text:span text:style-name="T10"> – использовать навыки критического мышления</text:span></text:p>
      <text:p text:style-name="P4"><text:span text:style-name="T10">91) </text:span><text:span text:style-name="T6">to</text:span><text:span text:style-name="T10"> </text:span><text:span text:style-name="T6">use</text:span><text:span text:style-name="T10"> </text:span><text:span text:style-name="T6">various</text:span><text:span text:style-name="T10"> </text:span><text:span text:style-name="T6">software</text:span><text:span text:style-name="T10"> </text:span><text:span text:style-name="T6">programmes</text:span><text:span text:style-name="T10"> - использовать различное программное обеспечение</text:span></text:p>
      <text:p text:style-name="P4"><text:span text:style-name="T10">92) </text:span><text:span text:style-name="T6">to</text:span><text:span text:style-name="T10"> </text:span><text:span text:style-name="T6">view</text:span><text:span text:style-name="T10"> </text:span><text:span text:style-name="T6">images</text:span><text:span text:style-name="T10"> – просматривать изображения</text:span></text:p>
      <text:p text:style-name="P4"><text:span text:style-name="T10">93) </text:span><text:span text:style-name="T6">to</text:span><text:span text:style-name="T10"> </text:span><text:span text:style-name="T6">manipulate</text:span><text:span text:style-name="T10"> </text:span><text:span text:style-name="T6">images</text:span><text:span text:style-name="T10"> – обрабатывать, редактировать изображения (с целью улучшения)</text:span></text:p>
      <text:p text:style-name="P14"/>
      <text:p text:style-name="P15"/>
      <text:p text:style-name="P15"/>
      <text:p text:style-name="P18">ADDITIONAL VOCABULARY (B 2* – C 1**)</text:p>
      <text:p text:style-name="P6"><text:span text:style-name="T8">1) It pays to advertise.** – </text:span><text:span text:style-name="T12">Реклама</text:span><text:span text:style-name="T8"> </text:span><text:span text:style-name="T12">всегда</text:span><text:span text:style-name="T8"> </text:span><text:span text:style-name="T12">окупается</text:span><text:span text:style-name="T8">. </text:span></text:p>
      <text:p text:style-name="P6"><text:span text:style-name="T8">2) to go viral - </text:span><text:span text:style-name="T21">(of a </text:span><text:span text:style-name="T9">video</text:span><text:span text:style-name="T21">, </text:span><text:span text:style-name="T9">image</text:span><text:span text:style-name="T21">, </text:span><text:span text:style-name="T9">story</text:span><text:span text:style-name="T21">, etc) to </text:span><text:span text:style-name="T9">spread</text:span><text:span text:style-name="T21"> quickly and widely </text:span></text:p>
      <text:p text:style-name="P6"><text:span text:style-name="T21">among </text:span><text:span text:style-name="T9">internet</text:span><text:span text:style-name="T21"> </text:span><text:span text:style-name="T9">users</text:span><text:span text:style-name="T21"> via </text:span><text:span text:style-name="T9">social</text:span><text:span text:style-name="T21"> </text:span><text:span text:style-name="T9">networking</text:span><text:span text:style-name="T21"> </text:span><text:span text:style-name="T9">sites</text:span><text:span text:style-name="T21">, </text:span><text:span text:style-name="T9">e-mail</text:span><text:span text:style-name="T21">, etc – </text:span><text:span text:style-name="T22">стать</text:span><text:span text:style-name="T21"> </text:span><text:span text:style-name="T22">вирусным</text:span><text:span text:style-name="T21">, </text:span><text:span text:style-name="T22">распространяться</text:span><text:span text:style-name="T21"> </text:span><text:span text:style-name="T22">с</text:span><text:span text:style-name="T21"> </text:span><text:span text:style-name="T22">невероятной</text:span><text:span text:style-name="T21"> </text:span><text:span text:style-name="T22">скороencoстью</text:span></text:p>
      <text:h text:style-name="P5" text:outline-level="2"><text:span text:style-name="T23">3) to put smth / smb on the map** – </text:span><text:span text:style-name="T24">to make someone or something famous – </text:span><text:span text:style-name="T25">сделать</text:span><text:span text:style-name="T23"> </text:span><text:span text:style-name="T25">кого</text:span><text:span text:style-name="T23">-</text:span><text:span text:style-name="T25">то</text:span><text:span text:style-name="T23"> / </text:span></text:h>
      <text:h text:style-name="P5" text:outline-level="2"><text:span text:style-name="T25">что</text:span><text:span text:style-name="T23">-</text:span><text:span text:style-name="T25">то</text:span><text:span text:style-name="T23"> </text:span><text:span text:style-name="T25">известным</text:span></text:h>
      <text:h text:style-name="P5" text:outline-level="2"><text:span text:style-name="T23">4) a selling point* - </text:span><text:span text:style-name="T24">a characteristic of a product that will persuade people to buy it – </text:span><text:span text:style-name="T26">сильный</text:span></text:h>
      <text:h text:style-name="P5" text:outline-level="2"><text:span text:style-name="T26">aргумент, </text:span><text:span text:style-name="T27">довод в пользу приобретения рекламируемого товара</text:span></text:h>
      <text:p text:style-name="P4"><text:span text:style-name="T6">5) word-of-mouth advertising* –</text:span><text:span text:style-name="T7">the process of telling people you know about</text:span></text:p>
      <text:p text:style-name="P21">a particular product or service, usually because you think it is good </text:p>
      <text:p text:style-name="P4"><text:span text:style-name="T7">and want to encourage them to try it –«</text:span><text:span text:style-name="T11">сарафанное</text:span><text:span text:style-name="T7"> </text:span><text:span text:style-name="T11">радио</text:span><text:span text:style-name="T7">», </text:span><text:span text:style-name="T11">из</text:span><text:span text:style-name="T7"> </text:span><text:span text:style-name="T11">уст</text:span><text:span text:style-name="T7"> </text:span><text:span text:style-name="T11">в</text:span><text:span text:style-name="T7"> </text:span><text:span text:style-name="T11">уста</text:span></text:p>
      <text:p text:style-name="P13"/>
      <text:p text:style-name="P3"><text:span text:style-name="T3">VOCABULARY FOR THE MONOLOGUE ON </text:span><text:span text:style-name="T5">ADVERTISING</text:span></text:p>
      <text:p text:style-name="P25">Лексика, обязательная к использованию в монологическом высказывании</text:p>
      <text:p text:style-name="P15"/>
      <text:p text:style-name="P9">Step 2. What makes a good advert?</text:p>
      <text:p text:style-name="P4"><text:span text:style-name="T6">1) to advertise a product/ a service– рекламировать </text:span><text:span text:style-name="T10">продукт</text:span><text:span text:style-name="T6">/</text:span><text:span text:style-name="T10">услугу</text:span></text:p>
      <text:p text:style-name="P4"><text:span text:style-name="T6">2) to make/get smb interested (in smth) – </text:span><text:span text:style-name="T10">заинтересовать</text:span><text:span text:style-name="T6"> </text:span><text:span text:style-name="T10">кого</text:span><text:span text:style-name="T6">-</text:span><text:span text:style-name="T10">либо</text:span></text:p>
      <text:p text:style-name="P4"><text:span text:style-name="T10">3) </text:span><text:span text:style-name="T6">to</text:span><text:span text:style-name="T10"> </text:span><text:span text:style-name="T6">make</text:span><text:span text:style-name="T10"> </text:span><text:span text:style-name="T6">smb</text:span><text:span text:style-name="T10"> </text:span><text:span text:style-name="T6">want</text:span><text:span text:style-name="T10"> </text:span><text:span text:style-name="T6">the</text:span><text:span text:style-name="T10"> </text:span><text:span text:style-name="T6">product</text:span><text:span text:style-name="T10"> – пробудить желание приобрести продукт</text:span></text:p>
      <text:p text:style-name="P4"><text:span text:style-name="T6">4) to make a profit – </text:span><text:span text:style-name="T10">получить</text:span><text:span text:style-name="T6"> </text:span><text:span text:style-name="T10">прибыль</text:span></text:p>
      <text:p text:style-name="P4"><text:span text:style-name="T6">5) to increase sales – </text:span><text:span text:style-name="T10">увеличить</text:span><text:span text:style-name="T6"> </text:span><text:span text:style-name="T10">продажи</text:span></text:p>
      <text:p text:style-name="P4"><text:span text:style-name="T6">6) to attract one’s attention easily – </text:span><text:span text:style-name="T10">легко</text:span><text:span text:style-name="T6"> </text:span><text:span text:style-name="T10">привлечь</text:span><text:span text:style-name="T6"> </text:span><text:span text:style-name="T10">чье</text:span><text:span text:style-name="T6">-</text:span><text:span text:style-name="T10">то</text:span><text:span text:style-name="T6"> </text:span><text:span text:style-name="T10">внимание</text:span></text:p>
      <text:p text:style-name="P4"><text:span text:style-name="T6">7) to be focused on the product/service – </text:span><text:span text:style-name="T10">быть</text:span><text:span text:style-name="T6"> </text:span><text:span text:style-name="T10">сосредоточенным</text:span><text:span text:style-name="T6"> </text:span><text:span text:style-name="T10">на</text:span><text:span text:style-name="T6"> </text:span><text:span text:style-name="T10">продукте</text:span><text:span text:style-name="T6">/</text:span><text:span text:style-name="T10">услуге</text:span></text:p>
      <text:p text:style-name="P4"><text:span text:style-name="T10">8) </text:span><text:span text:style-name="T6">to</text:span><text:span text:style-name="T10"> </text:span><text:span text:style-name="T6">be</text:span><text:span text:style-name="T10"> </text:span><text:span text:style-name="T6">purely</text:span><text:span text:style-name="T10"> </text:span><text:span text:style-name="T6">informative</text:span><text:span text:style-name="T10"> – быть исключительно информативным</text:span></text:p>
      <text:p text:style-name="P4"><text:span text:style-name="T6">9) to escape from reality – </text:span><text:span text:style-name="T10">бежать</text:span><text:span text:style-name="T6"> </text:span><text:span text:style-name="T10">от</text:span><text:span text:style-name="T6"> </text:span><text:span text:style-name="T10">реальности</text:span></text:p>
      <text:p text:style-name="P12">10) to have an instantly recognisable logo – иметь мгновенно узнаваемый логотип</text:p>
      <text:p text:style-name="P12">11) to identify the symbol with the company –идентифицировать символ с компанией</text:p>
      <text:p text:style-name="P4"><text:span text:style-name="T6">12) to motivate smb to go and buy a product –мотивировать </text:span><text:span text:style-name="T10">кого</text:span><text:span text:style-name="T6">-</text:span><text:span text:style-name="T10">либо</text:span><text:span text:style-name="T6"> пойти и купить товар</text:span></text:p>
      <text:p text:style-name="P4"><text:span text:style-name="T6">13) to take away the ordinariness of everyday life – </text:span><text:span text:style-name="T10">избавить</text:span><text:span text:style-name="T6"> </text:span><text:span text:style-name="T10">от</text:span><text:span text:style-name="T6"> </text:span><text:span text:style-name="T10">обыденности</text:span><text:span text:style-name="T6"> </text:span><text:span text:style-name="T10">повседневной</text:span></text:p>
      <text:p text:style-name="P14"><text:soft-page-break/>жизни</text:p>
      <text:p text:style-name="P9"/>
      <text:p text:style-name="P9">Steps 3. Manipulating images</text:p>
      <text:p text:style-name="P4"><text:span text:style-name="T6">14) to be digitally retouched – </text:span><text:span text:style-name="T10">быть</text:span><text:span text:style-name="T6"> </text:span><text:span text:style-name="T10">отретушированным</text:span><text:span text:style-name="T6"> </text:span><text:span text:style-name="T10">в</text:span><text:span text:style-name="T6"> </text:span><text:span text:style-name="T10">цифровом</text:span><text:span text:style-name="T6"> </text:span><text:span text:style-name="T10">виде</text:span></text:p>
      <text:p text:style-name="P4"><text:span text:style-name="T10">15) </text:span><text:span text:style-name="T6">to</text:span><text:span text:style-name="T10"> </text:span><text:span text:style-name="T6">be</text:span><text:span text:style-name="T10"> </text:span><text:span text:style-name="T6">well</text:span><text:span text:style-name="T10"> </text:span><text:span text:style-name="T6">aware</text:span><text:span text:style-name="T10"> </text:span><text:span text:style-name="T6">of</text:span><text:span text:style-name="T10"> </text:span><text:span text:style-name="T6">smth</text:span><text:span text:style-name="T10"> – быть хорошо осведомленным о чем-то</text:span></text:p>
      <text:p text:style-name="P12">16) to cause a great deal of controversy – вызывать много споров</text:p>
      <text:p text:style-name="P4"><text:span text:style-name="T6">17) to make someone look more physically perfect – </text:span><text:span text:style-name="T10">заставить</text:span><text:span text:style-name="T6"> </text:span><text:span text:style-name="T10">кого</text:span><text:span text:style-name="T6">-</text:span><text:span text:style-name="T10">то</text:span><text:span text:style-name="T6"> </text:span><text:span text:style-name="T10">выглядеть</text:span><text:span text:style-name="T6"> </text:span><text:span text:style-name="T10">более</text:span><text:span text:style-name="T6"> </text:span></text:p>
      <text:p text:style-name="P14">физически совершенным</text:p>
      <text:p text:style-name="P4"><text:span text:style-name="T6">18) to promote an unrealistic and distorted image – </text:span><text:span text:style-name="T10">продвигать</text:span><text:span text:style-name="T6"> </text:span><text:span text:style-name="T10">нереалистичный</text:span><text:span text:style-name="T6"> </text:span><text:span text:style-name="T10">и</text:span></text:p>
      <text:p text:style-name="P14">искаженный образ</text:p>
      <text:p text:style-name="P4"><text:span text:style-name="T10">19) </text:span><text:span text:style-name="T6">to</text:span><text:span text:style-name="T10"> </text:span><text:span text:style-name="T6">use</text:span><text:span text:style-name="T10"> </text:span><text:span text:style-name="T6">critical</text:span><text:span text:style-name="T10"> </text:span><text:span text:style-name="T6">skills</text:span><text:span text:style-name="T10"> – использовать навыки критического мышления</text:span></text:p>
      <text:p text:style-name="P4"><text:span text:style-name="T10">20) </text:span><text:span text:style-name="T6">to</text:span><text:span text:style-name="T10"> </text:span><text:span text:style-name="T6">use</text:span><text:span text:style-name="T10"> </text:span><text:span text:style-name="T6">various</text:span><text:span text:style-name="T10"> </text:span><text:span text:style-name="T6">software</text:span><text:span text:style-name="T10"> </text:span><text:span text:style-name="T6">programmes</text:span><text:span text:style-name="T10"> - использовать различное программное обеспечение</text:span></text:p>
      <text:p text:style-name="P4"><text:span text:style-name="T10">21) </text:span><text:span text:style-name="T6">to</text:span><text:span text:style-name="T10"> </text:span><text:span text:style-name="T6">view</text:span><text:span text:style-name="T10"> </text:span><text:span text:style-name="T6">images</text:span><text:span text:style-name="T10"> – просматривать изображения</text:span></text:p>
      <text:p text:style-name="P4"><text:span text:style-name="T10">22) </text:span><text:span text:style-name="T6">to</text:span><text:span text:style-name="T10"> </text:span><text:span text:style-name="T6">manipulate</text:span><text:span text:style-name="T10"> </text:span><text:span text:style-name="T6">images</text:span><text:span text:style-name="T10"> – обрабатывать, редактировать изображения (с целью улучшения)</text:span></text:p>
      <text:p text:style-name="P15"/>
      <text:p text:style-name="P14"/>
      <text:p text:style-name="P9">Steps 1-2-3-4</text:p>
      <text:p text:style-name="P6"><text:span text:style-name="T8">23) It pays to advertise.** – </text:span><text:span text:style-name="T12">Реклама</text:span><text:span text:style-name="T8"> </text:span><text:span text:style-name="T12">всегда</text:span><text:span text:style-name="T8"> </text:span><text:span text:style-name="T12">окупается</text:span><text:span text:style-name="T8">. </text:span></text:p>
      <text:p text:style-name="P6"><text:span text:style-name="T8">24) to go viral - </text:span><text:span text:style-name="T21">(of a </text:span><text:span text:style-name="T9">video</text:span><text:span text:style-name="T21">, </text:span><text:span text:style-name="T9">image</text:span><text:span text:style-name="T21">, </text:span><text:span text:style-name="T9">story</text:span><text:span text:style-name="T21">, etc) to </text:span><text:span text:style-name="T9">spread</text:span><text:span text:style-name="T21"> quickly and widely</text:span></text:p>
      <text:p text:style-name="P6"><text:span text:style-name="T21">among </text:span><text:span text:style-name="T9">internet</text:span><text:span text:style-name="T21"> </text:span><text:span text:style-name="T9">users</text:span><text:span text:style-name="T21"> via </text:span><text:span text:style-name="T9">social</text:span><text:span text:style-name="T21"> </text:span><text:span text:style-name="T9">networking</text:span><text:span text:style-name="T21"> </text:span><text:span text:style-name="T9">sites</text:span><text:span text:style-name="T21">, </text:span><text:span text:style-name="T9">e-mail</text:span><text:span text:style-name="T21">, etc – </text:span><text:span text:style-name="T22">распространяться</text:span><text:span text:style-name="T21"> </text:span><text:span text:style-name="T22">с</text:span></text:p>
      <text:p text:style-name="P6"><text:span text:style-name="T22">невероятной</text:span><text:span text:style-name="T21"> </text:span><text:span text:style-name="T22">скоростью</text:span></text:p>
      <text:h text:style-name="P5" text:outline-level="2"><text:span text:style-name="T23">25) to put smth / smb on the map** – </text:span><text:span text:style-name="T24">to make someone or something famous </text:span><text:span text:style-name="T25">сделать</text:span><text:span text:style-name="T23"> </text:span><text:span text:style-name="T25">кого</text:span><text:span text:style-name="T23">-</text:span><text:span text:style-name="T25">то</text:span><text:span text:style-name="T23"> /</text:span></text:h>
      <text:h text:style-name="P5" text:outline-level="2"><text:span text:style-name="T25">что</text:span><text:span text:style-name="T23">-</text:span><text:span text:style-name="T25">то</text:span><text:span text:style-name="T23"> </text:span><text:span text:style-name="T25">известным</text:span></text:h>
      <text:h text:style-name="P5" text:outline-level="2"><text:span text:style-name="T23">26) a selling point* - </text:span><text:span text:style-name="T24">a characteristic of a product that will persuade people to buy it – </text:span><text:span text:style-name="T26">сильный</text:span></text:h>
      <text:h text:style-name="P16" text:outline-level="2">аргумент</text:h>
      <text:p text:style-name="P4"><text:span text:style-name="T6">27) word-of-mouth advertising* –</text:span><text:span text:style-name="T7">the process of telling people you know about </text:span></text:p>
      <text:p text:style-name="P21">a particular product or service, usually because you think it is good</text:p>
      <text:p text:style-name="P4"><text:span text:style-name="T7">and want to encourage them to try it – «</text:span><text:span text:style-name="T11">сарафанное</text:span><text:span text:style-name="T7"> </text:span><text:span text:style-name="T11">радио</text:span><text:span text:style-name="T7">», </text:span><text:span text:style-name="T11">из</text:span><text:span text:style-name="T7"> </text:span><text:span text:style-name="T11">уст</text:span><text:span text:style-name="T7"> </text:span><text:span text:style-name="T11">в</text:span><text:span text:style-name="T7"> </text:span><text:span text:style-name="T11">уста</text:span></text:p>
      <text:p text:style-name="P9"/>
      <text:p text:style-name="P12"/>
      <text:p text:style-name="P1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vr" style:family="text" style:parent-style-name="Default_20_Paragraph_20_Font"/>
    <style:style style:name="w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y2iqfc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i" style:family="text" style:parent-style-name="Default_20_Paragraph_20_Font"/>
    <style:style style:name="translate-valuescontent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normal" style:font-weight-asian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астасия Иванова</meta:initial-creator>
    <meta:editing-cycles>4</meta:editing-cycles>
    <meta:print-date>2024-02-07T18:42:00</meta:print-date>
    <meta:creation-date>2024-02-09T12:27:00</meta:creation-date>
    <dc:date>2024-02-28T16:32:33.919135110</dc:date>
    <meta:editing-duration>PT57M51S</meta:editing-duration>
    <meta:generator>LibreOffice/7.3.7.2$Linux_X86_64 LibreOffice_project/30$Build-2</meta:generator>
    <meta:document-statistic meta:table-count="0" meta:image-count="0" meta:object-count="0" meta:page-count="4" meta:paragraph-count="162" meta:word-count="1227" meta:character-count="8461" meta:non-whitespace-character-count="7299"/>
    <meta:user-defined meta:name="AppVersion">15.0000</meta:user-defined>
    <meta:user-defined meta:name="Company">HP</meta:user-defined>
    <meta:template xlink:type="simple" xlink:actuate="onRequest" xlink:title="Normal" xlink:href=""/>
  </office:meta>
</office:document-meta>
</file>